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48c0c"/>
    </style:style>
    <style:style style:name="P2" style:family="paragraph" style:parent-style-name="Text_20_body">
      <style:text-properties officeooo:rsid="00148c0c" officeooo:paragraph-rsid="00148c0c"/>
    </style:style>
    <style:style style:name="P3" style:family="paragraph" style:parent-style-name="Text_20_body" style:list-style-name="L3">
      <style:text-properties officeooo:rsid="00148c0c" officeooo:paragraph-rsid="00148c0c"/>
    </style:style>
    <style:style style:name="P4" style:family="paragraph" style:parent-style-name="Text_20_body" style:list-style-name="L4">
      <style:text-properties officeooo:rsid="00148c0c" officeooo:paragraph-rsid="00148c0c"/>
    </style:style>
    <style:style style:name="P5" style:family="paragraph" style:parent-style-name="Text_20_body" style:list-style-name="L4">
      <style:text-properties officeooo:rsid="00148c0c" officeooo:paragraph-rsid="0014c947"/>
    </style:style>
    <style:style style:name="P6" style:family="paragraph" style:parent-style-name="Text_20_body" style:list-style-name="L4">
      <style:text-properties officeooo:rsid="00148c0c" officeooo:paragraph-rsid="0016c1b8"/>
    </style:style>
    <style:style style:name="P7" style:family="paragraph" style:parent-style-name="Text_20_body">
      <style:text-properties officeooo:paragraph-rsid="00148c0c"/>
    </style:style>
    <style:style style:name="P8" style:family="paragraph" style:parent-style-name="Text_20_body">
      <style:text-properties officeooo:paragraph-rsid="0016c1b8"/>
    </style:style>
    <style:style style:name="P9" style:family="paragraph" style:parent-style-name="Text_20_body" style:list-style-name="L3">
      <style:text-properties officeooo:rsid="0018487a" officeooo:paragraph-rsid="0018487a"/>
    </style:style>
    <style:style style:name="T1" style:family="text">
      <style:text-properties officeooo:rsid="00148c0c"/>
    </style:style>
    <style:style style:name="T2" style:family="text">
      <style:text-properties officeooo:rsid="0014c947"/>
    </style:style>
    <style:style style:name="T3" style:family="text">
      <style:text-properties officeooo:rsid="0016c1b8"/>
    </style:style>
    <style:style style:name="T4" style:family="text">
      <style:text-properties officeooo:rsid="0018487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ext_20_body">BIBLIOTHÈQUE :<text:line-break/></text:p>
      <text:p text:style-name="P2">Donné : </text:p>
      <text:list xml:id="list4032656349" text:style-name="L3">
        <text:list-item>
          <text:p text:style-name="P3">livre </text:p>
        </text:list-item>
        <text:list-item>
          <text:p text:style-name="P3">Exemplaire</text:p>
        </text:list-item>
        <text:list-item>
          <text:p text:style-name="P3">Adhér<text:span text:style-name="T2">e</text:span>nt</text:p>
        </text:list-item>
        <text:list-item>
          <text:p text:style-name="P3">Prêt</text:p>
        </text:list-item>
        <text:list-item>
          <text:p text:style-name="P3">abonnement</text:p>
        </text:list-item>
        <text:list-item>
          <text:p text:style-name="P9">Pénalités</text:p>
        </text:list-item>
        <text:list-item>
          <text:p text:style-name="P9">Prolongement</text:p>
        </text:list-item>
        <text:list-item>
          <text:p text:style-name="P9">Réservation</text:p>
        </text:list-item>
      </text:list>
      <text:p text:style-name="P2"/>
      <text:p text:style-name="P2">Fonctionnalité :</text:p>
      <text:list xml:id="list213410297" text:style-name="L4">
        <text:list-item>
          <text:p text:style-name="P4">CRUD(livre,adhérant,exemplaire,prêt)</text:p>
        </text:list-item>
        <text:list-item>
          <text:p text:style-name="P4">Suivie d’un profil d’ un adhérant : actif ou pas et aussi abonné ou pas </text:p>
        </text:list-item>
        <text:list-item>
          <text:p text:style-name="P4">Actualisation et vérification des prêts : date , profil accepté selon le type de l’exemplaire</text:p>
        </text:list-item>
        <text:list-item>
          <text:p text:style-name="P5">Mise en place du paramétrage des <text:span text:style-name="T2">pénalités</text:span> et des contraintes sur <text:s/><text:span text:style-name="T2">l’emprunt d</text:span>es différents exemplaires et <text:span text:style-name="T2">par rapport aux divers</text:span> adhérant</text:p>
        </text:list-item>
        <text:list-item>
          <text:p text:style-name="P5"><text:span text:style-name="T2">Suivi de chaque prêt : profil , duré , type de l’exemplaire , type de prêt </text:span></text:p>
        </text:list-item>
        <text:list-item>
          <text:p text:style-name="P5"><text:span text:style-name="T2">Modification du profil et <text:s/>de l’abonnement dans un cas de pénalité quelconque</text:span></text:p>
        </text:list-item>
        <text:list-item>
          <text:p text:style-name="P6"><text:span text:style-name="T2">Désactivation d’un compte pour un durée donné</text:span></text:p>
        </text:list-item>
        <text:list-item>
          <text:p text:style-name="P6"><text:span text:style-name="T3">Ajustement par paramètre du duré de réservation et de prolongement selon les adhérents</text:span></text:p>
        </text:list-item>
        <text:list-item>
          <text:p text:style-name="P6"><text:span text:style-name="T3">Paramétrage des jour fériée et week-end(avant ou après)</text:span></text:p>
        </text:list-item>
        <text:list-item>
          <text:p text:style-name="P6"><text:span text:style-name="T3">Validation auprès de la bibliothèque pour la réservation et prolongement</text:span></text:p>
        </text:list-item>
        <text:list-item>
          <text:p text:style-name="P6"><text:span text:style-name="T3">Visionnage des exemplaires disponible <text:s/></text:span></text:p>
        </text:list-item>
        <text:list-item>
          <text:p text:style-name="P6"><text:span text:style-name="T3">dashboard</text:span></text:p>
        </text:list-item>
        <text:list-item>
          <text:p text:style-name="P6"><text:span text:style-name="T3">Système de filtre par rapport a des caractéristiques</text:span><text:line-break/><text:line-break/></text:p>
        </text:list-item>
      </text:list>
      <text:p text:style-name="P7"><text:span text:style-name="T1">Règles :<text:line-break/> <text:tab/>- Des conséquences lors du retard pour la rendue du livre </text:span></text:p>
      <text:p text:style-name="P7"><text:soft-page-break/><text:span text:style-name="T1"><text:tab/>-Les livres ne sont pas pour tout le monde mais dépend du profil de celui qui </text:span><text:span text:style-name="T2">veut</text:span><text:span text:style-name="T1"> l emprunte</text:span><text:span text:style-name="T2">r</text:span><text:span text:style-name="T1"> <text:line-break/><text:tab/>-</text:span><text:span text:style-name="T2">On emprunte l exemplaire et non le livre et cela dans un nombre limité </text:span><text:span text:style-name="T1"><text:s/></text:span></text:p>
      <text:p text:style-name="P7"><text:tab/>-<text:span text:style-name="T2">Les pénalités </text:span><text:span text:style-name="T3">et les réservations</text:span><text:span text:style-name="T2"> dépend aussi de l’ adhérence <text:s/></text:span></text:p>
      <text:p text:style-name="P7"><text:tab/>-<text:span text:style-name="T2">Pour emprunter un livre il faut être un adhérent actif et abonné</text:span></text:p>
      <text:p text:style-name="P8"><text:tab/>-<text:span text:style-name="T3">Les prêts sont prolongeable (sous demande au près de la bibliothèque)<text:line-break/><text:tab/>-Prolongement et réservation demande une confirmation au niveau du bibliothèque et dépend de l adhérent</text:span></text:p>
      <text:p text:style-name="P2"><text:tab/>-<text:span text:style-name="T3">Prendre en compte les jours fériés </text:span></text:p>
      <text:p text:style-name="P2"><text:tab/>-<text:span text:style-name="T3">Le temps d’emprunt dépend de l’adhérant paramétrable</text:span></text:p>
      <text:p text:style-name="P2"><text:tab/>-<text:span text:style-name="T3">Prêt décrit par nombre et durée</text:span></text:p>
      <text:p text:style-name="P2"><text:tab/>-<text:span text:style-name="T4">Pénalités cumula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0:55:52.566501748</meta:creation-date>
    <dc:date>2025-06-17T11:43:59.449196231</dc:date>
    <meta:editing-duration>PT1M56S</meta:editing-duration>
    <meta:editing-cycles>1</meta:editing-cycles>
    <meta:document-statistic meta:table-count="0" meta:image-count="0" meta:object-count="0" meta:page-count="2" meta:paragraph-count="33" meta:word-count="281" meta:character-count="1673" meta:non-whitespace-character-count="1416"/>
    <meta:generator>LibreOffice/7.3.7.2$Linux_X86_64 LibreOffice_project/30$Build-2</meta:generator>
  </office:meta>
</office:document-meta>
</file>